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13"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16" style:family="paragraph" style:parent-style-name="Standard">
      <style:text-properties style:font-name="Courier New" fo:font-size="12pt" officeooo:rsid="00016917" officeooo:paragraph-rsid="00016917" style:font-size-asian="12pt" style:font-size-complex="12pt"/>
    </style:style>
    <style:style style:name="P17" style:family="paragraph" style:parent-style-name="Standard">
      <style:text-properties style:font-name="Courier New" fo:font-size="12pt" officeooo:rsid="00017d31" officeooo:paragraph-rsid="00017d31" style:font-size-asian="12pt" style:font-size-complex="12pt"/>
    </style:style>
    <style:style style:name="P18" style:family="paragraph" style:parent-style-name="Standard">
      <style:text-properties style:font-name="Courier New" fo:font-size="12pt" officeooo:rsid="0007d1f9" officeooo:paragraph-rsid="0007d1f9" style:font-size-asian="12pt" style:font-size-complex="12pt"/>
    </style:style>
    <style:style style:name="P19" style:family="paragraph" style:parent-style-name="Standard">
      <style:text-properties style:font-name="Courier New" fo:font-size="12pt" officeooo:rsid="000f1cf9" officeooo:paragraph-rsid="000f1cf9" style:font-size-asian="12pt" style:font-size-complex="12pt"/>
    </style:style>
    <style:style style:name="P20" style:family="paragraph" style:parent-style-name="Standard">
      <style:text-properties style:font-name="Courier New" fo:font-size="12pt" officeooo:rsid="0010d677" officeooo:paragraph-rsid="0010d677" style:font-size-asian="12pt" style:font-size-complex="12pt"/>
    </style:style>
    <style:style style:name="P2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2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24"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25"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12">Michel Keith and Ryan Gates</text:p>
      <text:p text:style-name="P7"/>
      <text:p text:style-name="P7">War Zone</text:p>
      <text:p text:style-name="P16"><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12">Nala McKay</text:p>
      <text:p text:style-name="P8"/>
      <text:p text:style-name="P8">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12">Tom Mitts and Alissa May(Pony)</text:p>
      <text:p text:style-name="P9"/>
      <text:p text:style-name="P9">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13">Nala McKay and Alissa May (Pony)</text:p>
      <text:p text:style-name="P10"/>
      <text:p text:style-name="P10">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14">Tom Mitts and Nala McKay</text:p>
      <text:p text:style-name="P11"/>
      <text:p text:style-name="P11">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15">Ryan Gates</text:p>
      <text:p text:style-name="P11"/>
      <text:p text:style-name="P21">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24">Tom Mitts</text:p>
      <text:p text:style-name="P22"/>
      <text:p text:style-name="P22">Silent Hunter</text:p>
      <text:p text:style-name="P19"><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25">Alice McKay and Eric McKay</text:p>
      <text:p text:style-name="P23"/>
      <text:p text:style-name="P23">Happily Together</text:p>
      <text:p text:style-name="P20"><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20"><text:tab/>The preacher begins, “Do you take him to be your lawful wedded husband, for better or worse, richer or poorer, in sickness and in health, till death do you part?”</text:p>
      <text:p text:style-name="P20"><text:tab/>At this moment I thought about how it seems like you have waited forever for this moment, is this really what I wanted?</text:p>
      <text:p text:style-name="P20"><text:tab/>“I do...</text:p>
      <text:p text:style-name="P26">Ryan Gates</text:p>
      <text:p text:style-name="P23"/>
      <text:p text:style-name="P23">Simple Crystal</text:p>
      <text:p text:style-name="P20"><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10</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13T11:10:11.887000000</dc:date>
    <meta:editing-duration>PT22H31M42S</meta:editing-duration>
    <meta:editing-cycles>9</meta:editing-cycles>
    <meta:document-statistic meta:table-count="0" meta:image-count="0" meta:object-count="0" meta:page-count="10" meta:paragraph-count="42" meta:word-count="1124" meta:character-count="5602" meta:non-whitespace-character-count="4493"/>
  </office:meta>
</office:document-meta>
</file>